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ad35c1">
      <style:table-column-properties style:column-width="5.1cm"/>
      <style:paragraph-properties fo:text-align="center"/>
    </style:style>
    <style:style style:family="table-row" style:name="a8851b4">
      <style:table-row-properties style:row-height="0.5cm"/>
      <style:paragraph-properties fo:text-align="center"/>
    </style:style>
    <style:style style:family="table-cell" style:name="ae99d79">
      <style:paragraph-properties fo:text-align="center"/>
      <style:text-properties fo:font-weight="bold" style:font-weight-asian="bold" style:font-weight-complex="bold"/>
    </style:style>
    <style:style style:family="table-cell" style:name="a4e7b65">
      <style:paragraph-properties fo:text-align="center"/>
    </style:style>
    <style:style style:data-style-name="stringStyleCell" style:family="table-cell" style:name="ae3dc65">
      <style:paragraph-properties fo:text-align="center"/>
    </style:style>
  </office:automatic-styles>
  <office:body>
    <office:spreadsheet>
      <table:table>
        <table:table-column table:default-cell-style-name="ae3dc65" table:style-name="aad35c1"/>
        <table:table-column table:default-cell-style-name="ae3dc65" table:style-name="aad35c1"/>
        <table:table-column table:default-cell-style-name="ae3dc65" table:style-name="aad35c1"/>
        <table:table-column table:default-cell-style-name="ae3dc65" table:style-name="aad35c1"/>
        <table:table-column table:default-cell-style-name="ae3dc65" table:style-name="aad35c1"/>
        <table:table-row table:style-name="a8851b4">
          <table:table-cell office:string-value="Pair Id" office:value-type="string" table:style-name="ae99d79">
            <text:p>Pair Id</text:p>
          </table:table-cell>
          <table:table-cell office:string-value="IC&lt;randoop&gt;" office:value-type="string" table:style-name="ae99d79">
            <text:p>IC&lt;randoop&gt;</text:p>
          </table:table-cell>
          <table:table-cell office:string-value="EIC&lt;randoop&gt;" office:value-type="string" table:style-name="ae99d79">
            <text:p>EIC&lt;randoop&gt;</text:p>
          </table:table-cell>
          <table:table-cell office:string-value="IC&lt;evosuite&gt;" office:value-type="string" table:style-name="ae99d79">
            <text:p>IC&lt;evosuite&gt;</text:p>
          </table:table-cell>
          <table:table-cell office:string-value="EIC&lt;evosuite&gt;" office:value-type="string" table:style-name="ae99d79">
            <text:p>EIC&lt;evosuite&gt;</text:p>
          </table:table-cell>
          <table:table-cell office:string-value="Expected ?" office:value-type="string" table:style-name="ae99d79">
            <text:p>Expected ?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6.0" office:value-type="string" table:style-name="">
            <text:p>branch3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8.0" office:value-type="string" table:style-name="">
            <text:p>branch38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</table:table>
      <table:table>
        <table:table-column table:default-cell-style-name="ae3dc65" table:style-name="aad35c1"/>
        <table:table-column table:default-cell-style-name="ae3dc65" table:style-name="aad35c1"/>
        <table:table-column table:default-cell-style-name="ae3dc65" table:style-name="aad35c1"/>
        <table:table-column table:default-cell-style-name="ae3dc65" table:style-name="aad35c1"/>
        <table:table-column table:default-cell-style-name="ae3dc65" table:style-name="aad35c1"/>
        <table:table-row table:style-name="a8851b4">
          <table:table-cell office:string-value="Pair Id" office:value-type="string" table:style-name="ae99d79">
            <text:p>Pair Id</text:p>
          </table:table-cell>
          <table:table-cell office:string-value="IC&lt;randoop&gt;" office:value-type="string" table:style-name="ae99d79">
            <text:p>IC&lt;randoop&gt;</text:p>
          </table:table-cell>
          <table:table-cell office:string-value="EIC&lt;randoop&gt;" office:value-type="string" table:style-name="ae99d79">
            <text:p>EIC&lt;randoop&gt;</text:p>
          </table:table-cell>
          <table:table-cell office:string-value="IC&lt;evosuite&gt;" office:value-type="string" table:style-name="ae99d79">
            <text:p>IC&lt;evosuite&gt;</text:p>
          </table:table-cell>
          <table:table-cell office:string-value="EIC&lt;evosuite&gt;" office:value-type="string" table:style-name="ae99d79">
            <text:p>EIC&lt;evosuite&gt;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33" office:value-type="string" table:style-name="">
            <text:p>33</text:p>
          </table:table-cell>
          <table:table-cell office:string-value="77" office:value-type="string" table:style-name="">
            <text:p>77</text:p>
          </table:table-cell>
          <table:table-cell office:string-value="91" office:value-type="string" table:style-name="">
            <text:p>91</text:p>
          </table:table-cell>
          <table:table-cell office:string-value="77" office:value-type="string" table:style-name="">
            <text:p>77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363" office:value-type="string" table:style-name="">
            <text:p>363</text:p>
          </table:table-cell>
          <table:table-cell office:string-value="670" office:value-type="string" table:style-name="">
            <text:p>670</text:p>
          </table:table-cell>
          <table:table-cell office:string-value="369" office:value-type="string" table:style-name="">
            <text:p>369</text:p>
          </table:table-cell>
          <table:table-cell office:string-value="670" office:value-type="string" table:style-name="">
            <text:p>670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42" office:value-type="string" table:style-name="">
            <text:p>42</text:p>
          </table:table-cell>
          <table:table-cell office:string-value="84" office:value-type="string" table:style-name="">
            <text:p>84</text:p>
          </table:table-cell>
          <table:table-cell office:string-value="201" office:value-type="string" table:style-name="">
            <text:p>201</text:p>
          </table:table-cell>
          <table:table-cell office:string-value="84" office:value-type="string" table:style-name="">
            <text:p>84</text:p>
          </table:table-cell>
        </table:table-row>
        <table:table-row table:style-name="">
          <table:table-cell office:string-value="branch26.0" office:value-type="string" table:style-name="">
            <text:p>branch26.0</text:p>
          </table:table-cell>
          <table:table-cell office:string-value="181" office:value-type="string" table:style-name="">
            <text:p>181</text:p>
          </table:table-cell>
          <table:table-cell office:string-value="296" office:value-type="string" table:style-name="">
            <text:p>296</text:p>
          </table:table-cell>
          <table:table-cell office:string-value="828" office:value-type="string" table:style-name="">
            <text:p>828</text:p>
          </table:table-cell>
          <table:table-cell office:string-value="608" office:value-type="string" table:style-name="">
            <text:p>608</text:p>
          </table:table-cell>
        </table:table-row>
        <table:table-row table:style-name="">
          <table:table-cell office:string-value="branch27.0" office:value-type="string" table:style-name="">
            <text:p>branch27.0</text:p>
          </table:table-cell>
          <table:table-cell office:string-value="219" office:value-type="string" table:style-name="">
            <text:p>219</text:p>
          </table:table-cell>
          <table:table-cell office:string-value="330" office:value-type="string" table:style-name="">
            <text:p>330</text:p>
          </table:table-cell>
          <table:table-cell office:string-value="535" office:value-type="string" table:style-name="">
            <text:p>535</text:p>
          </table:table-cell>
          <table:table-cell office:string-value="942" office:value-type="string" table:style-name="">
            <text:p>942</text:p>
          </table:table-cell>
        </table:table-row>
        <table:table-row table:style-name="">
          <table:table-cell office:string-value="branch30.0" office:value-type="string" table:style-name="">
            <text:p>branch30.0</text:p>
          </table:table-cell>
          <table:table-cell office:string-value="108" office:value-type="string" table:style-name="">
            <text:p>108</text:p>
          </table:table-cell>
          <table:table-cell office:string-value="108" office:value-type="string" table:style-name="">
            <text:p>108</text:p>
          </table:table-cell>
          <table:table-cell office:string-value="108" office:value-type="string" table:style-name="">
            <text:p>108</text:p>
          </table:table-cell>
          <table:table-cell office:string-value="108" office:value-type="string" table:style-name="">
            <text:p>108</text:p>
          </table:table-cell>
        </table:table-row>
        <table:table-row table:style-name="">
          <table:table-cell office:string-value="branch32.0" office:value-type="string" table:style-name="">
            <text:p>branch32.0</text:p>
          </table:table-cell>
          <table:table-cell office:string-value="53" office:value-type="string" table:style-name="">
            <text:p>53</text:p>
          </table:table-cell>
          <table:table-cell office:string-value="87" office:value-type="string" table:style-name="">
            <text:p>87</text:p>
          </table:table-cell>
          <table:table-cell office:string-value="199" office:value-type="string" table:style-name="">
            <text:p>199</text:p>
          </table:table-cell>
          <table:table-cell office:string-value="93" office:value-type="string" table:style-name="">
            <text:p>93</text:p>
          </table:table-cell>
        </table:table-row>
        <table:table-row table:style-name="">
          <table:table-cell office:string-value="branch34.0" office:value-type="string" table:style-name="">
            <text:p>branch34.0</text:p>
          </table:table-cell>
          <table:table-cell office:string-value="101" office:value-type="string" table:style-name="">
            <text:p>101</text:p>
          </table:table-cell>
          <table:table-cell office:string-value="124" office:value-type="string" table:style-name="">
            <text:p>124</text:p>
          </table:table-cell>
          <table:table-cell office:string-value="540" office:value-type="string" table:style-name="">
            <text:p>540</text:p>
          </table:table-cell>
          <table:table-cell office:string-value="124" office:value-type="string" table:style-name="">
            <text:p>124</text:p>
          </table:table-cell>
        </table:table-row>
        <table:table-row table:style-name="">
          <table:table-cell office:string-value="branch36.0" office:value-type="string" table:style-name="">
            <text:p>branch36.0</text:p>
          </table:table-cell>
          <table:table-cell office:string-value="114" office:value-type="string" table:style-name="">
            <text:p>114</text:p>
          </table:table-cell>
          <table:table-cell office:string-value="175" office:value-type="string" table:style-name="">
            <text:p>175</text:p>
          </table:table-cell>
          <table:table-cell office:string-value="291" office:value-type="string" table:style-name="">
            <text:p>291</text:p>
          </table:table-cell>
          <table:table-cell office:string-value="214" office:value-type="string" table:style-name="">
            <text:p>214</text:p>
          </table:table-cell>
        </table:table-row>
        <table:table-row table:style-name="">
          <table:table-cell office:string-value="branch38.0" office:value-type="string" table:style-name="">
            <text:p>branch38.0</text:p>
          </table:table-cell>
          <table:table-cell office:string-value="95" office:value-type="string" table:style-name="">
            <text:p>95</text:p>
          </table:table-cell>
          <table:table-cell office:string-value="160" office:value-type="string" table:style-name="">
            <text:p>160</text:p>
          </table:table-cell>
          <table:table-cell office:string-value="260" office:value-type="string" table:style-name="">
            <text:p>260</text:p>
          </table:table-cell>
          <table:table-cell office:string-value="2195" office:value-type="string" table:style-name="">
            <text:p>2195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